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Standard">
      <style:text-properties officeooo:rsid="000673bc" officeooo:paragraph-rsid="0007cddb"/>
    </style:style>
    <style:style style:name="P3" style:family="paragraph" style:parent-style-name="Standard">
      <style:text-properties officeooo:rsid="000673bc" officeooo:paragraph-rsid="000dbc8e"/>
    </style:style>
    <style:style style:name="P4" style:family="paragraph" style:parent-style-name="Standard">
      <style:text-properties officeooo:rsid="0007cddb" officeooo:paragraph-rsid="0007cddb"/>
    </style:style>
    <style:style style:name="P5" style:family="paragraph" style:parent-style-name="Standard">
      <style:text-properties officeooo:paragraph-rsid="0007cddb"/>
    </style:style>
    <style:style style:name="P6" style:family="paragraph" style:parent-style-name="Standard">
      <style:text-properties officeooo:rsid="000aeb15" officeooo:paragraph-rsid="000aeb15"/>
    </style:style>
    <style:style style:name="P7" style:family="paragraph" style:parent-style-name="Standard">
      <style:text-properties officeooo:rsid="000ccefc" officeooo:paragraph-rsid="000ccefc"/>
    </style:style>
    <style:style style:name="P8" style:family="paragraph" style:parent-style-name="Standard">
      <style:text-properties officeooo:rsid="000d0d0e" officeooo:paragraph-rsid="000d0d0e"/>
    </style:style>
    <style:style style:name="P9" style:family="paragraph" style:parent-style-name="Standard">
      <style:text-properties fo:color="#505050" style:font-name="Monospace" fo:font-size="10pt" fo:font-style="italic" officeooo:rsid="000aeb15" style:font-size-asian="10pt" style:font-style-asian="italic"/>
    </style:style>
    <style:style style:name="P10" style:family="paragraph" style:parent-style-name="Standard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11" style:family="paragraph" style:parent-style-name="Standard">
      <style:text-properties fo:color="#505050" style:font-name="Monospace" fo:font-size="10pt" fo:font-style="italic" officeooo:rsid="000aeb15" officeooo:paragraph-rsid="000ccefc" style:font-size-asian="10pt" style:font-style-asian="italic"/>
    </style:style>
    <style:style style:name="P12" style:family="paragraph" style:parent-style-name="Standard">
      <style:text-properties fo:color="#505050" style:font-name="Monospace" fo:font-size="10pt" fo:font-style="italic" officeooo:rsid="000aeb15" officeooo:paragraph-rsid="000dbc8e" style:font-size-asian="10pt" style:font-style-asian="italic"/>
    </style:style>
    <style:style style:name="P13" style:family="paragraph" style:parent-style-name="Standard">
      <style:text-properties fo:color="#505050" style:font-name="Monospace" fo:font-size="10pt" fo:font-style="italic" officeooo:rsid="000673bc" officeooo:paragraph-rsid="000673bc" style:font-size-asian="10pt" style:font-style-asian="italic"/>
    </style:style>
    <style:style style:name="P14" style:family="paragraph" style:parent-style-name="Standard">
      <style:text-properties fo:color="#505050" style:font-name="Monospace" fo:font-size="10pt" fo:font-style="italic" officeooo:rsid="000673bc" officeooo:paragraph-rsid="000dbc8e" style:font-size-asian="10pt" style:font-style-asian="italic"/>
    </style:style>
    <style:style style:name="P15" style:family="paragraph" style:parent-style-name="Standard"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16" style:family="paragraph" style:parent-style-name="Standard">
      <style:text-properties fo:color="#000000" style:font-name="Monospace" fo:font-size="10pt" officeooo:rsid="000ccefc" officeooo:paragraph-rsid="000ccefc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eb15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cefc" officeooo:paragraph-rsid="000d0d0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0dbc8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style:font-size-asian="10pt" style:font-style-asian="itali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paragraph-rsid="000dbc8e" style:font-size-asian="10pt" style:font-style-asian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style:font-size-asian="10pt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0d0e" officeooo:paragraph-rsid="000d0d0e" style:font-size-asian="10pt" style:font-style-asian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ff" style:font-name="Monospace" fo:font-size="10pt" fo:font-weight="bold" style:font-size-asian="10pt" style:font-weight-asian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fo:background-color="#b4cfcd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officeooo:paragraph-rsid="000ccefc" fo:background-color="#b4cfcd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style:font-size-asian="10pt" style:font-style-asian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ccefc" officeooo:paragraph-rsid="000ccefc" style:font-size-asian="10pt" style:font-style-asian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d0d0e" officeooo:paragraph-rsid="000d0d0e" style:font-size-asian="10pt" style:font-style-asian="itali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officeooo:paragraph-rsid="000dbc8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39" style:family="paragraph" style:parent-style-name="Standard">
      <style:paragraph-properties fo:padding="0.049cm" fo:border="0.06pt solid #000000" style:shadow="none" style:writing-mode="page"/>
    </style:style>
    <style:style style:name="P40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673bc"/>
    </style:style>
    <style:style style:name="P41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dbc8e"/>
    </style:style>
    <style:style style:name="P42" style:family="paragraph" style:parent-style-name="Standard">
      <style:paragraph-properties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43" style:family="paragraph" style:parent-style-name="Text_20_body">
      <style:text-properties officeooo:rsid="000aeb15" officeooo:paragraph-rsid="000aeb15"/>
    </style:style>
    <style:style style:name="P44" style:family="paragraph" style:parent-style-name="Text_20_body">
      <style:text-properties officeooo:rsid="000aeb15" officeooo:paragraph-rsid="000d0d0e"/>
    </style:style>
    <style:style style:name="P45" style:family="paragraph" style:parent-style-name="Text_20_body">
      <style:text-properties officeooo:rsid="000aeb15" officeooo:paragraph-rsid="000dbc8e"/>
    </style:style>
    <style:style style:name="P46" style:family="paragraph" style:parent-style-name="Text_20_body">
      <style:text-properties officeooo:paragraph-rsid="000d0d0e"/>
    </style:style>
    <style:style style:name="P47" style:family="paragraph" style:parent-style-name="Text_20_body">
      <style:text-properties officeooo:rsid="000d0d0e" officeooo:paragraph-rsid="000d0d0e"/>
    </style:style>
    <style:style style:name="P48" style:family="paragraph" style:parent-style-name="Text_20_body">
      <style:text-properties officeooo:rsid="000dbc8e" officeooo:paragraph-rsid="000dbc8e"/>
    </style:style>
    <style:style style:name="P49" style:family="paragraph" style:parent-style-name="Text_20_body">
      <style:text-properties officeooo:paragraph-rsid="000dbc8e"/>
    </style:style>
    <style:style style:name="P50" style:family="paragraph" style:parent-style-name="Text_20_body">
      <style:text-properties officeooo:rsid="001114da" officeooo:paragraph-rsid="001114da"/>
    </style:style>
    <style:style style:name="P51" style:family="paragraph" style:parent-style-name="Text_20_body">
      <style:text-properties officeooo:rsid="0012ff6f" officeooo:paragraph-rsid="0012ff6f"/>
    </style:style>
    <style:style style:name="P52" style:family="paragraph" style:parent-style-name="Text_20_body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53" style:family="paragraph" style:parent-style-name="Text_20_body"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54" style:family="paragraph" style:parent-style-name="Text_20_body">
      <style:text-properties officeooo:paragraph-rsid="001496c4"/>
    </style:style>
    <style:style style:name="P55" style:family="paragraph" style:parent-style-name="Text_20_body">
      <style:text-properties officeooo:rsid="001496c4" officeooo:paragraph-rsid="001496c4"/>
    </style:style>
    <style:style style:name="P56" style:family="paragraph" style:parent-style-name="Standard" style:list-style-name="L1">
      <style:paragraph-properties fo:text-align="start" style:justify-single-word="false"/>
      <style:text-properties fo:color="#0336de" style:font-name="Monospace" fo:font-size="10pt" style:font-size-asian="10pt"/>
    </style:style>
    <style:style style:name="P57" style:family="paragraph" style:parent-style-name="Standard" style:list-style-name="L2">
      <style:paragraph-properties fo:text-align="start" style:justify-single-word="false"/>
      <style:text-properties fo:color="#0336de" style:font-name="Monospace" fo:font-size="10pt" style:font-size-asian="10pt"/>
    </style:style>
    <style:style style:name="P58" style:family="paragraph" style:parent-style-name="Standard" style:list-style-name="L3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59" style:family="paragraph" style:parent-style-name="Standard" style:list-style-name="L4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60" style:family="paragraph" style:parent-style-name="Standard" style:list-style-name="L5">
      <style:text-properties officeooo:paragraph-rsid="000ccefc"/>
    </style:style>
    <style:style style:name="P61" style:family="paragraph" style:parent-style-name="Text_20_body" style:list-style-name="L6">
      <style:text-properties officeooo:rsid="001496c4" officeooo:paragraph-rsid="001496c4"/>
    </style:style>
    <style:style style:name="P62" style:family="paragraph" style:parent-style-name="Text_20_body">
      <style:text-properties officeooo:rsid="001496c4" officeooo:paragraph-rsid="001496c4"/>
    </style:style>
    <style:style style:name="P63" style:family="paragraph" style:parent-style-name="Text_20_body">
      <style:text-properties officeooo:rsid="001687be" officeooo:paragraph-rsid="001687be"/>
    </style:style>
    <style:style style:name="P64" style:family="paragraph" style:parent-style-name="Text_20_body">
      <style:text-properties officeooo:paragraph-rsid="001496c4"/>
    </style:style>
    <style:style style:name="P65" style:family="paragraph" style:parent-style-name="Text_20_body">
      <style:text-properties officeooo:rsid="0018e83d" officeooo:paragraph-rsid="0018e83d"/>
    </style:style>
    <style:style style:name="P66" style:family="paragraph" style:parent-style-name="Text_20_body" style:list-style-name="L7">
      <style:text-properties officeooo:paragraph-rsid="0018e83d"/>
    </style:style>
    <style:style style:name="P67" style:family="paragraph" style:parent-style-name="Heading_20_1">
      <style:text-properties officeooo:paragraph-rsid="000d0d0e"/>
    </style:style>
    <style:style style:name="P68" style:family="paragraph" style:parent-style-name="Heading_20_1">
      <style:text-properties officeooo:paragraph-rsid="001496c4"/>
    </style:style>
    <style:style style:name="P69" style:family="paragraph" style:parent-style-name="Heading_20_3">
      <style:text-properties officeooo:paragraph-rsid="000ccefc"/>
    </style:style>
    <style:style style:name="P70" style:family="paragraph" style:parent-style-name="Heading_20_3">
      <style:text-properties officeooo:paragraph-rsid="000d0d0e"/>
    </style:style>
    <style:style style:name="P71" style:family="paragraph" style:parent-style-name="Heading_20_3">
      <style:text-properties officeooo:paragraph-rsid="000dbc8e"/>
    </style:style>
    <style:style style:name="T1" style:family="text">
      <style:text-properties officeooo:rsid="0007cddb"/>
    </style:style>
    <style:style style:name="T2" style:family="text">
      <style:text-properties fo:color="#505050" style:font-name="Monospace" fo:font-size="10pt" fo:font-style="italic" style:font-size-asian="10pt" style:font-style-asian="italic"/>
    </style:style>
    <style:style style:name="T3" style:family="text">
      <style:text-properties fo:color="#505050" style:font-name="Monospace" fo:font-size="10pt" fo:font-style="italic" officeooo:rsid="000aeb15" style:font-size-asian="10pt" style:font-style-asian="italic"/>
    </style:style>
    <style:style style:name="T4" style:family="text">
      <style:text-properties fo:color="#505050" style:font-name="Monospace" fo:font-size="10pt" fo:font-style="italic" officeooo:rsid="000ccefc" style:font-size-asian="10pt" style:font-style-asian="italic"/>
    </style:style>
    <style:style style:name="T5" style:family="text">
      <style:text-properties fo:color="#505050" style:font-name="Monospace" fo:font-size="10pt" fo:font-style="italic" officeooo:rsid="000d0d0e" style:font-size-asian="10pt" style:font-style-asian="italic"/>
    </style:style>
    <style:style style:name="T6" style:family="text">
      <style:text-properties fo:color="#505050" style:font-name="Monospace" fo:font-size="10pt" fo:font-style="italic" officeooo:rsid="000dbc8e" style:font-size-asian="10pt" style:font-style-asian="italic"/>
    </style:style>
    <style:style style:name="T7" style:family="text">
      <style:text-properties fo:color="#505050" style:font-name="Monospace" fo:font-size="10pt" fo:font-style="italic" fo:background-color="#b4cfcd" loext:char-shading-value="0" style:font-size-asian="10pt" style:font-style-asian="italic"/>
    </style:style>
    <style:style style:name="T8" style:family="text">
      <style:text-properties fo:color="#505050" style:font-name="Monospace" fo:font-size="10pt" fo:font-style="italic" officeooo:rsid="000ccefc" fo:background-color="#b4cfcd" loext:char-shading-value="0" style:font-size-asian="10pt" style:font-style-asian="italic"/>
    </style:style>
    <style:style style:name="T9" style:family="text">
      <style:text-properties officeooo:rsid="000aeb15"/>
    </style:style>
    <style:style style:name="T10" style:family="text">
      <style:text-properties officeooo:rsid="000ccefc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background-color="#b4cfcd" loext:char-shading-value="0" style:font-size-asian="10pt"/>
    </style:style>
    <style:style style:name="T13" style:family="text">
      <style:text-properties fo:color="#000000" style:font-name="Monospace" fo:font-size="10pt" officeooo:rsid="000ccefc" fo:background-color="#b4cfcd" loext:char-shading-value="0" style:font-size-asian="10pt"/>
    </style:style>
    <style:style style:name="T14" style:family="text">
      <style:text-properties fo:color="#000000" style:font-name="Monospace" fo:font-size="10pt" fo:font-style="italic" style:font-size-asian="10pt" style:font-style-asian="italic"/>
    </style:style>
    <style:style style:name="T15" style:family="text">
      <style:text-properties fo:color="#000000" style:font-name="Monospace" fo:font-size="10pt" fo:font-style="italic" officeooo:rsid="000d0d0e" style:font-size-asian="10pt" style:font-style-asian="italic"/>
    </style:style>
    <style:style style:name="T16" style:family="text">
      <style:text-properties fo:color="#0336de" style:font-name="Monospace" fo:font-size="10pt" style:font-size-asian="10pt"/>
    </style:style>
    <style:style style:name="T17" style:family="text">
      <style:text-properties officeooo:rsid="000d0d0e"/>
    </style:style>
    <style:style style:name="T18" style:family="text">
      <style:text-properties officeooo:rsid="000dbc8e"/>
    </style:style>
    <style:style style:name="T19" style:family="text">
      <style:text-properties officeooo:rsid="0012ff6f"/>
    </style:style>
    <style:style style:name="T20" style:family="text">
      <style:text-properties officeooo:rsid="0013118f"/>
    </style:style>
    <style:style style:name="T21" style:family="text">
      <style:text-properties officeooo:rsid="001496c4"/>
    </style:style>
    <style:style style:name="T22" style:family="text">
      <style:text-properties officeooo:rsid="001687be"/>
    </style:style>
    <style:style style:name="T23" style:family="text">
      <style:text-properties officeooo:rsid="0017729c"/>
    </style:style>
    <style:style style:name="T24" style:family="text">
      <style:text-properties officeooo:rsid="0018e8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rk Project 2020</text:p>
      <text:p text:style-name="P1"/>
      <text:h text:style-name="Heading_20_1" text:outline-level="1">I/ <text:span text:style-name="T20">HADOOP AND SPARK </text:span>Installation</text:h>
      <text:p text:style-name="P1"/>
      <text:h text:style-name="Heading_20_2" text:outline-level="2">1/ Pr<text:span text:style-name="T1">erequires</text:span> <text:span text:style-name="T1">on </text:span>Ubuntu</text:h>
      <text:p text:style-name="P1"/>
      <text:h text:style-name="Heading_20_3" text:outline-level="3">a/ Installation of ssh server</text:h>
      <text:p text:style-name="P4">&gt;# installation of openssh server</text:p>
      <text:p text:style-name="P5"><text:span text:style-name="T1">&gt;</text:span>sudo apt install openssh-server <text:s text:c="2"/><text:span text:style-name="T1"><text:s/></text:span></text:p>
      <text:p text:style-name="P4">&gt;#</text:p>
      <text:p text:style-name="P4">&gt;# Edit config file to set port to 22 <text:s text:c="3"/>Port 22</text:p>
      <text:p text:style-name="P5"><text:span text:style-name="T1">&gt;sudo vi /</text:span>etc/ssh/sshd_config <text:s text:c="2"/><text:span text:style-name="T1"># set Line Port 22</text:span></text:p>
      <text:p text:style-name="P4"/>
      <text:h text:style-name="Heading_20_3" text:outline-level="3">b/ <text:span text:style-name="T1">Command to Start, Stop, Restart</text:span> <text:span text:style-name="T1">ssh </text:span>service </text:h>
      <text:p text:style-name="P4">&gt;sudo servive ssh start <text:s text:c="4"/># start ssh service</text:p>
      <text:p text:style-name="P4">&gt;sudo servive ssh stop <text:s text:c="4"/># stop ssh service</text:p>
      <text:p text:style-name="P4">&gt;sudo servive ssh restart <text:s/># restart ssh service</text:p>
      <text:p text:style-name="P2"/>
      <text:h text:style-name="Heading_20_1" text:outline-level="1">2/ <text:span text:style-name="T1">Hadoop </text:span>Installation</text:h>
      <text:h text:style-name="Heading_20_3" text:outline-level="3">Step 1 : <text:span text:style-name="T9">Hadoop installation</text:span></text:h>
      <text:p text:style-name="P9"/>
      <text:p text:style-name="Standard"><text:span text:style-name="T2">&gt; cd /home/</text:span><text:span text:style-name="T3">myusername</text:span></text:p>
      <text:p text:style-name="P22">&gt; mkdir local ; cd local</text:p>
      <text:p text:style-name="P22">&gt; wget https://www.apache.org/dist/hadoop/core/hadoop-2.7.7/hadoop-2.7.7.tar.gz</text:p>
      <text:p text:style-name="P22">&gt; tar xvfz hadoop-2.7.7.tar.gz</text:p>
      <text:p text:style-name="P22">&gt; mv hadoop-2.7.7 hadoop</text:p>
      <text:p text:style-name="Standard"/>
      <text:h text:style-name="Heading_20_3" text:outline-level="3">Step 2 : <text:span text:style-name="T9">Create hadoop.sh</text:span></text:h>
      <text:p text:style-name="Text_20_body"/>
      <text:p text:style-name="P43">Create hadoop.sh file <text:span text:style-name="T2">/home/myusername/local/hadoop/hadoop.sh</text:span></text:p>
      <text:p text:style-name="P43">&gt;vi <text:span text:style-name="T2">/home/myusername/local/hadoop/hadoop.sh</text:span></text:p>
      <text:p text:style-name="P52">set variable as following (set JAVA_HOME to your Ubuntu Java home value</text:p>
      <text:p text:style-name="P42"># Set JAVA_HOME (we will also configure JAVA_HOME directly for Hadoop later on)</text:p>
      <text:p text:style-name="P37">export JAVA_HOME=/usr/local/Java/1.8.0-xxx</text:p>
      <text:p text:style-name="P36"/>
      <text:p text:style-name="P37"># Set Hadoop-related environment variables</text:p>
      <text:p text:style-name="P37">export HADOOP_HOME=/home/hduser/local/hadoop</text:p>
      <text:p text:style-name="P36"/>
      <text:p text:style-name="P37">export HADOOP_CONF_DIR=${HADOOP_HOME}/etc/hadoop</text:p>
      <text:p text:style-name="P37"><text:soft-page-break/>export HADOOP_MAPRED_HOME=$HADOOP_HOME</text:p>
      <text:p text:style-name="P37">export HADOOP_COMMON_HOME=$HADOOP_HOME</text:p>
      <text:p text:style-name="P37">export HADOOP_HDFS_HOME=$HADOOP_HOME</text:p>
      <text:p text:style-name="P37">export YARN_HOME=$HADOOP_HOME</text:p>
      <text:p text:style-name="P36"/>
      <text:p text:style-name="P37">export PATH=${HADOOP_HOME}/bin:${HADOOP_HOME}/sbin:$PATH</text:p>
      <text:p text:style-name="P39"/>
      <text:p text:style-name="P1"/>
      <text:h text:style-name="Heading_20_3" text:outline-level="3">Step 3 : create Hadoop workin<text:span text:style-name="T10">g</text:span> directories</text:h>
      <text:p text:style-name="P6"/>
      <text:p text:style-name="P10"># CREATE HADOOP TMP DIR</text:p>
      <text:p text:style-name="P17"><text:span text:style-name="T2">&gt; mkdir -p /home/</text:span><text:span text:style-name="T3">myusername</text:span><text:span text:style-name="T2">/</text:span><text:span text:style-name="T3">local/</text:span><text:span text:style-name="T2">app/hadoop/tmp</text:span></text:p>
      <text:p text:style-name="P18"><text:span text:style-name="T2">&gt; chmod 750 /home/</text:span><text:span text:style-name="T3">myusername</text:span><text:span text:style-name="T2">/</text:span><text:span text:style-name="T3">local</text:span><text:span text:style-name="T2">app/hadoop/tmp</text:span></text:p>
      <text:p text:style-name="P19"/>
      <text:p text:style-name="P22"># CREATE HDFS WORKINGDIR TO MNG HDFS File System</text:p>
      <text:p text:style-name="P18"><text:span text:style-name="T2">&gt; mkdir -p /home/</text:span><text:span text:style-name="T3">myusername</text:span><text:span text:style-name="T2">/</text:span><text:span text:style-name="T3">local/</text:span><text:span text:style-name="T2">var/local/hadoop/hdfs/data</text:span></text:p>
      <text:p text:style-name="P18"><text:span text:style-name="T2">&gt; chmod -R 777 /home/</text:span><text:span text:style-name="T3">myusername</text:span><text:span text:style-name="T2">/</text:span><text:span text:style-name="T3">local/</text:span><text:span text:style-name="T2">var/local/hadoop/hdfs</text:span></text:p>
      <text:p text:style-name="P6"/>
      <text:h text:style-name="Heading_20_3" text:outline-level="3">Step 4 : set Hadoop configuration files</text:h>
      <text:p text:style-name="P7"/>
      <text:p text:style-name="P16">Configuration files in /home/myusername/local/hadoop/etc/hadoop</text:p>
      <text:p text:style-name="P16"/>
      <text:list xml:id="list1861099201" text:style-name="L1">
        <text:list-item>
          <text:p text:style-name="P56">hadoop-env.sh</text:p>
        </text:list-item>
      </text:list>
      <text:p text:style-name="P22"/>
      <text:p text:style-name="P22">JAVA_HOME="true java JOME path"</text:p>
      <text:p text:style-name="P22">export JAVA_HOME=${JAVA_HOME}</text:p>
      <text:p text:style-name="P28"/>
      <text:list xml:id="list400543955" text:style-name="L2">
        <text:list-item>
          <text:p text:style-name="P57">core-site.xml</text:p>
        </text:list-item>
      </text:list>
      <text:p text:style-name="P22">&lt;property&gt;</text:p>
      <text:p text:style-name="P22"><text:tab/>&lt;name&gt;hadoop.tmp.dir&lt;/name&gt;</text:p>
      <text:p text:style-name="P17"><text:span text:style-name="T2"><text:tab/>&lt;value&gt;/home/</text:span><text:span text:style-name="T4">myusername/local</text:span><text:span text:style-name="T2">/app/hadoop/tmp&lt;/value&gt;</text:span></text:p>
      <text:p text:style-name="P22"><text:tab/>&lt;description&gt;A base for other temporary directories.&lt;/description&gt;</text:p>
      <text:p text:style-name="P22">&lt;/property&gt;</text:p>
      <text:p text:style-name="P22">&lt;property&gt;</text:p>
      <text:p text:style-name="P22"><text:tab/>&lt;name&gt;fs.default.name&lt;/name&gt;</text:p>
      <text:p text:style-name="P22"><text:tab/>&lt;value&gt;hdfs://localhost:9000&lt;/value&gt;</text:p>
      <text:p text:style-name="P22"><text:tab/>&lt;description&gt;The name of the default file system.&lt;/description&gt;</text:p>
      <text:p text:style-name="P22">&lt;/property&gt;</text:p>
      <text:p text:style-name="P22"/>
      <text:p text:style-name="P22"/>
      <text:list xml:id="list668412912" text:style-name="L3">
        <text:list-item>
          <text:p text:style-name="P58">hdfs-site.xml</text:p>
        </text:list-item>
      </text:list>
      <text:p text:style-name="P22">&lt;property&gt;</text:p>
      <text:p text:style-name="P22"><text:s text:c="4"/>&lt;name&gt;dfs.data.dir&lt;/name&gt;</text:p>
      <text:p text:style-name="P22"><text:s text:c="4"/>&lt;value&gt;/home/hduser/var/local/hadoop/hdfs/data&lt;/value&gt;</text:p>
      <text:p text:style-name="P22"><text:s text:c="4"/>&lt;final&gt;true&lt;/final&gt;</text:p>
      <text:p text:style-name="P22">&lt;/property&gt;</text:p>
      <text:p text:style-name="P19"/>
      <text:p text:style-name="P22">&lt;property&gt;</text:p>
      <text:p text:style-name="P22"><text:tab/>&lt;name&gt;dfs.replication&lt;/name&gt;</text:p>
      <text:p text:style-name="P22"><text:tab/>&lt;value&gt;1&lt;/value&gt;</text:p>
      <text:p text:style-name="P22">&lt;/property&gt;</text:p>
      <text:p text:style-name="P24"/>
      <text:list xml:id="list3134447953" text:style-name="L4">
        <text:list-item>
          <text:p text:style-name="P59">mapred-site.xml</text:p>
        </text:list-item>
      </text:list>
      <text:p text:style-name="P22">&lt;property&gt;</text:p>
      <text:p text:style-name="P22"><text:tab/>&lt;name&gt;mapred.job.tracker&lt;/name&gt;</text:p>
      <text:p text:style-name="P22"><text:tab/>&lt;value&gt;localhost:9001&lt;/value&gt;</text:p>
      <text:p text:style-name="P22">&lt;/property&gt;</text:p>
      <text:p text:style-name="P24"/>
      <text:list xml:id="list1516077689" text:style-name="L5">
        <text:list-item>
          <text:p text:style-name="P60"><text:soft-page-break/><text:span text:style-name="T16">yarn-site.xml</text:span><text:span text:style-name="T11"> </text:span><text:span text:style-name="T16">settings</text:span></text:p>
        </text:list-item>
      </text:list>
      <text:p text:style-name="P22">&lt;configuration&gt;</text:p>
      <text:p text:style-name="P22"><text:tab/>&lt;!-- Site specific YARN configuration properties --&gt;</text:p>
      <text:p text:style-name="P22"><text:tab/>&lt;property&gt;</text:p>
      <text:p text:style-name="P22"><text:tab/><text:tab/>&lt;name&gt;yarn.nodemanager.aux-services&lt;/name&gt;</text:p>
      <text:p text:style-name="P22"><text:tab/><text:tab/>&lt;value&gt;mapreduce_shuffle&lt;/value&gt;</text:p>
      <text:p text:style-name="P22"><text:tab/>&lt;/property&gt;</text:p>
      <text:p text:style-name="P22"><text:tab/>&lt;property&gt;</text:p>
      <text:p text:style-name="P22"><text:tab/><text:tab/>&lt;name&gt;yarn.nodemanager.auxservices.mapreduce.shuffle.class&lt;/name&gt;</text:p>
      <text:p text:style-name="P22"><text:tab/><text:tab/>&lt;value&gt;org.apache.hadoop.mapred.ShuffleHandler&lt;/value&gt;</text:p>
      <text:p text:style-name="P22"><text:tab/>&lt;/property&gt;</text:p>
      <text:p text:style-name="P22">&lt;/configuration&gt;</text:p>
      <text:p text:style-name="P29"/>
      <text:h text:style-name="Heading_20_3" text:outline-level="3">Step 5 : launch Hadoop services</text:h>
      <text:p text:style-name="P30"/>
      <text:p text:style-name="P30">&gt; source /home/mysusername/local/hadoop/hadoop.sh</text:p>
      <text:p text:style-name="P22"/>
      <text:p text:style-name="P22"/>
      <text:p text:style-name="P17"><text:span text:style-name="T2"># Format </text:span><text:span text:style-name="T5">Data </text:span><text:span text:style-name="T2">nodes</text:span></text:p>
      <text:p text:style-name="P22">&gt; hadoop namenode -format</text:p>
      <text:p text:style-name="P22"/>
      <text:p text:style-name="P25"># Starting HDFS</text:p>
      <text:p text:style-name="P22">&gt; $HADOOP_HOME/sbin/start-hdfs.sh</text:p>
      <text:p text:style-name="P22"/>
      <text:p text:style-name="P25"># Startin Yarn</text:p>
      <text:p text:style-name="P22">&gt; $HADOOP_HOME/sbin/start-yarn.sh</text:p>
      <text:p text:style-name="P31"/>
      <text:p text:style-name="P32"># check that services are launched</text:p>
      <text:p text:style-name="P22">&gt; jps</text:p>
      <text:p text:style-name="P19"/>
      <text:p text:style-name="P22">26867 DataNode</text:p>
      <text:p text:style-name="P22">28228 Jps</text:p>
      <text:p text:style-name="P22">27285 ResourceManager</text:p>
      <text:p text:style-name="P22">26695 NameNode</text:p>
      <text:p text:style-name="P22">27082 SecondaryNameNode</text:p>
      <text:p text:style-name="P22">27420 NodeManager</text:p>
      <text:p text:style-name="P29"/>
      <text:p text:style-name="P20"><text:span text:style-name="T14"># check </text:span><text:span text:style-name="T15">hdfs command</text:span></text:p>
      <text:p text:style-name="P33">&gt; hadoop fs -ls /</text:p>
      <text:p text:style-name="P33">&gt; hadoop fs -mkdir /user</text:p>
      <text:p text:style-name="P33">&gt; hadoop fs -ls /</text:p>
      <text:p text:style-name="P27"/>
      <text:h text:style-name="Heading_20_1" text:outline-level="1">3/ Spark <text:span text:style-name="T1">Installation</text:span></text:h>
      <text:p text:style-name="P1"/>
      <text:h text:style-name="P69" text:outline-level="3">Step 1 : <text:span text:style-name="T10">Spark installation</text:span></text:h>
      <text:p text:style-name="P11"/>
      <text:p text:style-name="P1"><text:span text:style-name="T2">&gt; cd /home/</text:span><text:span text:style-name="T4">myusername</text:span></text:p>
      <text:p text:style-name="P22">&gt; cd local</text:p>
      <text:p text:style-name="P17"><text:span text:style-name="T2">&gt; wget </text:span><text:a xlink:type="simple" xlink:href="http://mirrors.ircam.fr/pub/apache/spark/spark-3.0.0-preview2/spark-3.0.0-preview2-bin-hadoop2.7.tgz" text:style-name="Internet_20_link" text:visited-style-name="Visited_20_Internet_20_Link"><text:span text:style-name="Strong_20_Emphasis"><text:span text:style-name="T2">http://mirrors.ircam.fr/pub/apache/spark/spark-3.0.0-preview2/spark-3.0.0-preview2-bin-hadoop2.7.tgz</text:span></text:span></text:a></text:p>
      <text:p text:style-name="P17"><text:span text:style-name="T2">&gt; tar xvfz spark-</text:span><text:span text:style-name="T5">3.0.0</text:span><text:span text:style-name="T2">-</text:span><text:span text:style-name="T5">preview2-</text:span><text:span text:style-name="T2">bin-hadoop2.7.tar.gz</text:span></text:p>
      <text:p text:style-name="P17"><text:span text:style-name="T2">&gt; mv spark-</text:span><text:span text:style-name="T5">3</text:span><text:span text:style-name="T2">.</text:span><text:span text:style-name="T5">0</text:span><text:span text:style-name="T2">.0-bin-</text:span><text:span text:style-name="T5">preview2-bin-</text:span><text:span text:style-name="T2">hadoop2.7 spark</text:span></text:p>
      <text:p text:style-name="P22"/>
      <text:h text:style-name="P70" text:outline-level="3">Step 2 : <text:span text:style-name="T9">Create spark.sh</text:span></text:h>
      <text:p text:style-name="P46"/>
      <text:p text:style-name="P44"><text:soft-page-break/>Create <text:span text:style-name="T17">spark</text:span>.sh file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44">&gt;vi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37">&gt; export HADOOP_CONF_DIR=$HADOOP_HOME/etc/hadoop</text:p>
      <text:p text:style-name="P34"><text:span text:style-name="T2">&gt; export SPARK_HOME=/home/</text:span><text:span text:style-name="T5">myusername</text:span><text:span text:style-name="T2">/local/spark</text:span></text:p>
      <text:p text:style-name="P37">&gt; export PATH=$SPARK_HOME/bin:$PATH</text:p>
      <text:p text:style-name="P37">&gt; export LD_LIBRARY_PATH=$HADOOP_HOME/lib/native:$LD_LIBRARY_PATH <text:s text:c="73"/></text:p>
      <text:p text:style-name="P40"/>
      <text:p text:style-name="P1"/>
      <text:p text:style-name="P1"/>
      <text:h text:style-name="P70" text:outline-level="3">Step 2 : <text:span text:style-name="T17">Lauch spark services</text:span></text:h>
      <text:p text:style-name="P47"/>
      <text:p text:style-name="P47"><text:s/># Load Hadoop and spark environment </text:p>
      <text:p text:style-name="P47">&gt; source <text:span text:style-name="T13">/home/mysusername/local/hadoop/hadoop.sh</text:span></text:p>
      <text:p text:style-name="P47">&gt; source <text:span text:style-name="T13">/home/mysusername/local/</text:span><text:span text:style-name="T12">spark</text:span><text:span text:style-name="T13">/</text:span><text:span text:style-name="T12">spark</text:span><text:span text:style-name="T13">.sh</text:span></text:p>
      <text:p text:style-name="P15"/>
      <text:p text:style-name="P8"><text:span text:style-name="T8"># </text:span><text:span text:style-name="T7">lauch spark services</text:span></text:p>
      <text:p text:style-name="P13">&gt; sbin/start-master.sh</text:p>
      <text:p text:style-name="P22">&gt; sbin/start-slave.sh spark://localhost:7077</text:p>
      <text:p text:style-name="P1"/>
      <text:h text:style-name="P67" text:outline-level="1">3/ <text:span text:style-name="T17">Anaconda</text:span> <text:span text:style-name="T1">Installation</text:span></text:h>
      <text:h text:style-name="P71" text:outline-level="3"/>
      <text:h text:style-name="P71" text:outline-level="3">Step 1 : <text:span text:style-name="T18">Anaconda installation</text:span></text:h>
      <text:p text:style-name="P12"/>
      <text:p text:style-name="P3"><text:span text:style-name="T2">cd /home/</text:span><text:span text:style-name="T4">myusername</text:span></text:p>
      <text:p text:style-name="P23">&gt; cd local</text:p>
      <text:p text:style-name="P26">&gt; mkdir anaconda3</text:p>
      <text:p text:style-name="P21"><text:span text:style-name="T2">&gt; wget </text:span><text:a xlink:type="simple" xlink:href="https://repo.anaconda.com/archive/Anaconda3-2019.10-Linux-x86_64.sh" text:style-name="Internet_20_link" text:visited-style-name="Visited_20_Internet_20_Link">https://repo.anaconda.com/archive/Anaconda3-2019.10-Linux-x86_64.sh</text:a></text:p>
      <text:p text:style-name="P21">&gt; sh <text:a xlink:type="simple" xlink:href="https://repo.anaconda.com/archive/Anaconda3-2019.10-Linux-x86_64.sh" text:style-name="Internet_20_link" text:visited-style-name="Visited_20_Internet_20_Link">Anaconda3-2019.10-Linux-x86_64.sh</text:a></text:p>
      <text:p text:style-name="P21">&gt; … answer question, acept licence et choose /home/myusername/local/anaconda3 directory for installation </text:p>
      <text:h text:style-name="P71" text:outline-level="3"/>
      <text:h text:style-name="P71" text:outline-level="3">Step 2 : <text:span text:style-name="T9">Create anaconda.sh</text:span></text:h>
      <text:p text:style-name="P49"/>
      <text:p text:style-name="P45">Create <text:span text:style-name="T18">anaconda</text:span>.sh file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45">&gt;vi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35"><text:span text:style-name="T6">&gt;</text:span><text:span text:style-name="T2"> </text:span><text:span text:style-name="T6">export PATH=/home/myusername/local/anaconda3/bin:$PATH</text:span></text:p>
      <text:p text:style-name="P38">&gt; export LD_LIBRARY_PATH=/home/myusername/local/anaconda3/lib:$LD_LIBRARY_PATH</text:p>
      <text:p text:style-name="P35"><text:span text:style-name="T6">&gt; export PYSPARK_PYTHON=/home/myusername/local/anaconda3/bin/python</text:span><text:span text:style-name="T2"> <text:s text:c="66"/></text:span></text:p>
      <text:p text:style-name="P41"/>
      <text:p text:style-name="P14"/>
      <text:h text:style-name="P71" text:outline-level="3"><text:soft-page-break/>Step <text:span text:style-name="T18">3</text:span> : <text:span text:style-name="T18">install pyspark</text:span></text:h>
      <text:p text:style-name="P48"/>
      <text:p text:style-name="P48">&gt; source <text:span text:style-name="T3">/home/myusername/local/</text:span><text:span text:style-name="T2">hadoop</text:span><text:span text:style-name="T3">/</text:span><text:span text:style-name="T2">hadoop</text:span><text:span text:style-name="T3">.sh</text:span></text:p>
      <text:p text:style-name="P48">&gt; source <text:span text:style-name="T3">/home/myusername/local/</text:span><text:span text:style-name="T2">spark</text:span><text:span text:style-name="T3">/</text:span><text:span text:style-name="T2">spark</text:span><text:span text:style-name="T3">.sh</text:span></text:p>
      <text:p text:style-name="P48">&gt; source <text:span text:style-name="T3">/home/myusername/local/</text:span><text:span text:style-name="T2">anaconda3</text:span><text:span text:style-name="T3">/</text:span><text:span text:style-name="T2">anaconda</text:span><text:span text:style-name="T3">.sh</text:span></text:p>
      <text:p text:style-name="P48"><text:span text:style-name="T3">&gt; </text:span><text:span text:style-name="T2">conda install pysark</text:span></text:p>
      <text:p text:style-name="P53"/>
      <text:h text:style-name="P68" text:outline-level="1">II/ <text:span text:style-name="T19">Project </text:span><text:s/>Description : </text:h>
      <text:p text:style-name="P54"/>
      <text:p text:style-name="P65">In the archive SparkProject.tgz find the following files :</text:p>
      <text:list xml:id="list1669972244" text:style-name="L7">
        <text:list-item>
          <text:p text:style-name="P66"><text:span text:style-name="T24">iris.csv</text:span></text:p>
        </text:list-item>
        <text:list-item>
          <text:p text:style-name="P66"><text:span text:style-name="T24">iris_ml.py <text:s/></text:span></text:p>
        </text:list-item>
        <text:list-item>
          <text:p text:style-name="P66"><text:span text:style-name="T24">lena_noisy.jpg <text:s/></text:span></text:p>
        </text:list-item>
        <text:list-item>
          <text:p text:style-name="P66"><text:span text:style-name="T24">median_filter.py</text:span></text:p>
        </text:list-item>
        <text:list-item>
          <text:p text:style-name="P66"><text:span text:style-name="T24">launch_cmd_local.sh</text:span></text:p>
        </text:list-item>
      </text:list>
      <text:p text:style-name="P65"/>
      <text:h text:style-name="Heading_20_2" text:outline-level="2">A/ Spark ML : Iris classification</text:h>
      <text:p text:style-name="P55">Data : iris.csv</text:p>
      <text:p text:style-name="P55">In the python iris_ml.py script, a DecisionTreeClassifier is used to predict the flower species.</text:p>
      <text:p text:style-name="P63">1/ Write a Spark Pipeline to transform and process the data before applying the machine learning process.</text:p>
      <text:p text:style-name="P55"><text:span text:style-name="T22">2/ </text:span>Write two other versions of this test using :</text:p>
      <text:list xml:id="list2015967754" text:style-name="L6">
        <text:list-item>
          <text:p text:style-name="P61">The Random Forest Classifier ;</text:p>
        </text:list-item>
        <text:list-item>
          <text:p text:style-name="P61">The Gradient Boosted Tree Classifier.</text:p>
        </text:list-item>
      </text:list>
      <text:p text:style-name="P54"/>
      <text:p text:style-name="P55">Compare the performance of the three machine learning models.</text:p>
      <text:p text:style-name="P55"/>
      <text:h text:style-name="Heading_20_2" text:outline-level="2"><text:span text:style-name="T21">B/ Spark : p</text:span>arallelisation <text:span text:style-name="T19">of</text:span> <text:span text:style-name="T19">the image processing </text:span>algorithm « MedianFilter »</text:h>
      <text:p text:style-name="Text_20_body"/>
      <text:p text:style-name="Text_20_body"><text:soft-page-break/></text:p>
      <text:p text:style-name="P50">The median filter consists in replace the value of a pixel p[i,j] by the median value of the list :</text:p>
      <text:p text:style-name="P50">[p[i-1,j-1],p[i-1,j],p[i-1,j<text:span text:style-name="T19">+</text:span>1],p[i,j-1],p[i,j],p[i,j<text:span text:style-name="T19">+</text:span>1],p[i<text:span text:style-name="T19">+</text:span>1,j-1],p[i<text:span text:style-name="T19">+</text:span>1,j],p[i<text:span text:style-name="T19">+</text:span>1,j<text:span text:style-name="T19">+</text:span>1]]</text:p>
      <text:p text:style-name="P50"/>
      <text:p text:style-name="P51">Complete the file « median_filter.py » to write a spark parallel median_filter.py</text:p>
      <text:p text:style-name="P51">Execute the script <text:span text:style-name="T23">on the « lena_noizy.jpg » image and</text:span> generate the new file « lena_filter.jpg »</text:p>
      <text:p text:style-name="P51">Send me the script completed and te new generated file « lena_filter.jpg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TIEN Jean-Marc</meta:initial-creator>
    <meta:creation-date>2020-02-05T11:00:57.495963693</meta:creation-date>
    <dc:date>2020-02-06T09:05:55.716765132</dc:date>
    <dc:creator>GRATIEN Jean-Marc</dc:creator>
    <meta:editing-duration>PT47M25S</meta:editing-duration>
    <meta:editing-cycles>9</meta:editing-cycles>
    <meta:generator>LibreOffice/5.3.6.1$Linux_X86_64 LibreOffice_project/30$Build-1</meta:generator>
    <meta:document-statistic meta:table-count="0" meta:image-count="0" meta:object-count="0" meta:page-count="6" meta:paragraph-count="165" meta:word-count="663" meta:character-count="6231" meta:non-whitespace-character-count="5541"/>
  </office:meta>
</office:document-meta>
</file>